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E000001361E9078019E82E2F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10%" draw:contrast="5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76cm" svg:height="8.201cm" svg:x="1cm" svg:y="1cm">
          <draw:image xlink:href="Pictures/10000000000001AE000001361E9078019E82E2F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23T11:12:31.260096589</dc:date>
    <meta:editing-duration>P1DT17H13M1S</meta:editing-duration>
    <meta:editing-cycles>54</meta:editing-cycles>
    <meta:generator>LibreOffice/7.1.5.2$Linux_X86_64 LibreOffice_project/10$Build-2</meta:generator>
    <dc:creator>Alexander Refsum Jensenius</dc:creator>
    <meta:document-statistic meta:object-count="1"/>
  </office:meta>
</office:document-meta>
</file>